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3.0709in"/>
    </style:style>
    <style:style style:name="co5" style:family="table-column">
      <style:table-column-properties fo:break-before="auto" style:column-width="5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Location</text:p>
          </table:table-cell>
          <table:table-cell office:value-type="string">
            <text:p>Quantity</text:p>
          </table:table-cell>
          <table:table-cell office:value-type="string">
            <text:p>Description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nclosure – Recessed</text:p>
          </table:table-cell>
          <table:table-cell office:value-type="string">
            <text:p>https://www.polycase.com/sl-64p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idi-controller circuit boar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SB-C port/cable</text:p>
          </table:table-cell>
          <table:table-cell office:value-type="string">
            <text:p>https://www.digikey.com/en/products/detail/adafruit-industries-llc/4056/9997694?s=N4IgTCBcDaIIYBM4DMBOBXAlgFwAQBYAGAVgDYQBdAXyA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ttons</text:p>
          </table:table-cell>
          <table:table-cell office:value-type="string">
            <text:p>https://www.mouser.com/ProductDetail/E-Switch/PS1023ABLK?qs=%2Fha2pyFadugnyIK7CbrZsCwNT5DnLwgnk%2FYAekgYr%252BWbFIEyVFM9Ug%3D%3D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crews</text:p>
          </table:table-cell>
          <table:table-cell office:value-type="string">
            <text:p>https://www.digikey.com/en/products/filter/screws-bolts/572?s=N4IgjCBcpgTB0QGMoDMCGAbAzgUwDQgD2UA2uAOwBsIAuoQA4AuUIAykwE4CWAdgOYgAvoTAAOAMxRQKSBhwFiZEBIoAGMQFYa9EM1YceA4aICcY09ORoseQiUjk1dRi0jsufQSJABaWFayXACuig7kmnRCPgGOINhInLgA7thRQA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ubber feet</text:p>
          </table:table-cell>
          <table:table-cell office:value-type="string">
            <text:p>https://www.digikey.com/en/products/filter/bumpers-feet-pads-grips/570?s=N4IgjCBcoLQdIDGUBmBDANgZwKYBoQB7KAbXAE4QBdAXxoICZSQAnAVwCMOcWACABzQATajSA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abel/stickers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ffset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4/08/2021</text:date>, <text:time>19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achus Project</meta:initial-creator>
    <meta:creation-date>2021-03-09T17:34:08.81</meta:creation-date>
    <meta:generator>OpenOffice/4.1.9$Win32 OpenOffice.org_project/419m1$Build-9805</meta:generator>
    <dc:date>2021-04-08T19:31:26.62</dc:date>
    <dc:creator>Inachus Project</dc:creator>
    <meta:editing-duration>PT8H19M50S</meta:editing-duration>
    <meta:editing-cycles>6</meta:editing-cycles>
    <meta:document-statistic meta:table-count="3" meta:cell-count="34" meta:object-count="0"/>
  </office:meta>
</office:document-meta>
</file>